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E6000000E688E7251D5BF8E16E.png" manifest:media-type="image/png"/>
  <manifest:file-entry manifest:full-path="Pictures/10000201000000E6000000E6BD1783D8DAC614D1.png" manifest:media-type="image/png"/>
  <manifest:file-entry manifest:full-path="Pictures/200000250000530A00005C11CEEA1D234D51D714.wmf" manifest:media-type="image/x-wmf"/>
  <manifest:file-entry manifest:full-path="Pictures/10000000000000E90000009C916C6085309F318B.jpg" manifest:media-type="image/jpeg"/>
  <manifest:file-entry manifest:full-path="Pictures/1000000000000606000001A3822B6351B1546649.png" manifest:media-type="image/png"/>
  <manifest:file-entry manifest:full-path="Pictures/10000000000000DE00000091666F05AC17C995D4.png" manifest:media-type="image/png"/>
  <manifest:file-entry manifest:full-path="Pictures/10000201000000E6000000E6422189502DB86622.png" manifest:media-type="image/png"/>
  <manifest:file-entry manifest:full-path="Pictures/10000201000000F60000005D7D90CC69BE99B8E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3__5f_Default_20_-_20_Titelfolie_20_A-title">
      <style:graphic-properties draw:stroke="none" svg:stroke-width="0cm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pr2" style:family="presentation" style:parent-style-name="_33__5f_Default_20_-_20_Titelfolie_20_A-subtitle">
      <style:graphic-properties draw:stroke="none" svg:stroke-width="0cm" draw:fill="none" draw:fill-color="#ffffff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pr3" style:family="presentation" style:parent-style-name="_33__5f_Default_20_-_20_Titelfolie_20_A-notes">
      <style:graphic-properties draw:fill-color="#ffffff" fo:min-height="13.364cm"/>
    </style:style>
    <style:style style:name="pr4" style:family="presentation" style:parent-style-name="Default_20_-_20_Inhalt_20_1-spaltig-title">
      <style:graphic-properties fo:min-height="3.839cm"/>
    </style:style>
    <style:style style:name="pr5" style:family="presentation" style:parent-style-name="Default_20_-_20_Inhalt_20_1-spaltig-outline1">
      <style:graphic-properties fo:min-height="16.855cm"/>
    </style:style>
    <style:style style:name="pr6" style:family="presentation" style:parent-style-name="Default_20_-_20_Inhalt_20_1-spaltig-notes">
      <style:graphic-properties draw:fill-color="#ffffff" fo:min-height="13.36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Helvetica Neue1"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1" fo:font-size="24pt" fo:letter-spacing="normal" fo:font-style="normal" fo:text-shadow="none" style:text-underline-style="none" fo:font-weight="normal" style:letter-kerning="true" fo:background-color="transparent" style:font-name-asian="Menlo-Regular" style:font-size-asian="24pt" style:font-style-asian="normal" style:font-weight-asian="normal" style:font-name-complex="Menlo-Regular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Helvetica Neue1" fo:font-size="32pt" fo:letter-spacing="normal" fo:font-style="normal" fo:text-shadow="none" style:text-underline-style="none" fo:font-weight="normal" style:letter-kerning="true" fo:background-color="transparent" style:font-name-asian="Menlo-Regular" style:font-size-asian="32pt" style:font-style-asian="normal" style:font-weight-asian="normal" style:font-name-complex="Menlo-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Default_20_-_20_Titelfolie_20_A" presentation:presentation-page-layout-name="AL1T0">
        <office:forms form:automatic-focus="false" form:apply-design-mode="false"/>
        <draw:frame draw:name="Titel 3" presentation:style-name="pr1" draw:text-style-name="P1" draw:layer="layout" svg:width="33.479cm" svg:height="6.265cm" svg:x="1.28cm" svg:y="4.95cm" presentation:class="title" presentation:user-transformed="true">
          <draw:text-box>
            <text:p/>
          </draw:text-box>
        </draw:frame>
        <draw:frame draw:name="Untertitel 4" presentation:style-name="pr2" draw:text-style-name="P3" draw:layer="layout" svg:width="33.479cm" svg:height="4.149cm" svg:x="1.28cm" svg:y="11.79cm" presentation:class="subtitle" presentation:user-transformed="true">
          <draw:text-box>
            <text:p text:style-name="P2"><text:span text:style-name="T1">PLUS Red Team Analys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Situation</text:p>
          </draw:text-box>
        </draw:frame>
        <draw:frame presentation:style-name="pr5" draw:layer="layout" svg:width="33.479cm" svg:height="17.105cm" svg:x="1.279cm" svg:y="7.642cm" presentation:class="outline" presentation:user-transformed="true">
          <draw:text-box>
            <text:list text:style-name="L2">
              <text:list-item>
                <text:p>PLUS development stuck in IETF</text:p>
              </text:list-item>
              <text:list-item>
                <text:p>It’s effectively dead</text:p>
              </text:list-item>
              <text:list-item>
                <text:p>Killed by concerns that having an official channel for exfiltration of metadata would be a disaster for privacy</text:p>
              </text:list-item>
              <text:list-item>
                <text:p>Idea: Why don’t we subject PLUS to an adversarial analysis where we look at the implications for privacy</text:p>
              </text:list-item>
              <text:list-item>
                <text:p>Hence the PLUS Red Team Analysis</text:p>
              </text:list-item>
              <text:list-item>
                <text:p>Lead by me (Stephan), contributions by (in alphabetical order) Brian, Gorry, Mirja, Roman, Stephan, and Thom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Document</text:p>
          </draw:text-box>
        </draw:frame>
        <draw:frame presentation:style-name="pr5" draw:layer="layout" svg:width="33.479cm" svg:height="17.105cm" svg:x="1.279cm" svg:y="7.642cm" presentation:class="outline">
          <draw:text-box>
            <text:list text:style-name="L2">
              <text:list-item>
                <text:p>MAMI gitlab(!) in Deliverables/D3.3/PLUS-red-team.md</text:p>
              </text:list-item>
              <text:list-item>
                <text:p>36k of text (hard to say how many lines with .md)</text:p>
              </text:list-item>
              <text:list-item>
                <text:p>Focus explicitly <text:span text:style-name="T2">not</text:span><text:span text:style-name="T3"> on PLUS, but on </text:span><text:span text:style-name="T2">any</text:span><text:span text:style-name="T3"> kind of middlebox cooperation protocol (MCP), or on any kind of MCP mechanism, even if it’s not embodied in a separate protocol </text:span></text:p>
                <text:list>
                  <text:list-item>
                    <text:p><text:span text:style-name="T3">(e.g., some mechanisms invented for QUIC, like connection identifiers)</text:span></text:p>
                  </text:list-item>
                </text:list>
              </text:list-item>
              <text:list-item>
                <text:p><text:span text:style-name="T3">Looked at </text:span><text:span text:style-name="T2">header fields</text:span><text:span text:style-name="T3">, </text:span><text:span text:style-name="T2">scratch space</text:span><text:span text:style-name="T3">, and </text:span><text:span text:style-name="T2">integrity protection</text:span></text:p>
              </text:list-item>
              <text:list-item>
                <text:p><text:span text:style-name="T3">In the context of attacks that are </text:span><text:span text:style-name="T2">detectable</text:span><text:span text:style-name="T3"> (or not) and </text:span><text:span text:style-name="T2">change protocol behaviour</text:span><text:span text:style-name="T3"> (or no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Some Specific Attacks Considered</text:p>
          </draw:text-box>
        </draw:frame>
        <draw:frame presentation:style-name="pr5" draw:layer="layout" svg:width="33.479cm" svg:height="17.105cm" svg:x="1.279cm" svg:y="7.642cm" presentation:class="outline">
          <draw:text-box>
            <text:list text:style-name="L2">
              <text:list-item>
                <text:p>Brian’s investigation of using RTT for geolocation</text:p>
                <text:list>
                  <text:list-item>
                    <text:p>TL;DR: doesn’t work. No, it <text:span text:style-name="T2">really</text:span><text:span text:style-name="T3"> doesn’t work</text:span></text:p>
                  </text:list-item>
                </text:list>
              </text:list-item>
              <text:list-item>
                <text:p><text:span text:style-name="T3">Coercion of scratch space (“put scratch space in your packets or we won’t route them”)</text:span></text:p>
                <text:list>
                  <text:list-item>
                    <text:p><text:span text:style-name="T3">Very detectable, so undesirable for a mostly passive adversary</text:span></text:p>
                  </text:list-item>
                  <text:list-item>
                    <text:p><text:span text:style-name="T3">With active adversary, already possible</text:span></text:p>
                  </text:list-item>
                </text:list>
              </text:list-item>
              <text:list-item>
                <text:p><text:span text:style-name="T3">Connection identifiers for linkability</text:span></text:p>
                <text:list>
                  <text:list-item>
                    <text:p><text:span text:style-name="T3">Is indeed a problem, but priv</text:span><text:span text:style-name="T4">acy-preserving designs exist, e.g., </text:span><text:span text:style-name="T5">draft-mavrogiannopoulos-tls-cid</text:span></text:p>
                  </text:list-item>
                </text:list>
              </text:list-item>
              <text:list-item>
                <text:p><text:span text:style-name="T6">Compared to e.g. TCP hypercookies, no attack adds appreciably to what is possible toda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Way Forward</text:p>
          </draw:text-box>
        </draw:frame>
        <draw:frame presentation:style-name="pr5" draw:layer="layout" svg:width="33.479cm" svg:height="17.105cm" svg:x="1.279cm" svg:y="7.642cm" presentation:class="outline">
          <draw:text-box>
            <text:list text:style-name="L2">
              <text:list-item>
                <text:p>Option 1: Keep as MAMI-internal whitepaper</text:p>
                <text:list>
                  <text:list-item>
                    <text:p>No further action needed, finalise document, then stop activity</text:p>
                  </text:list-item>
                </text:list>
              </text:list-item>
              <text:list-item>
                <text:p>Option 2: Try to publish as a standalone paper</text:p>
              </text:list-item>
              <text:list-item>
                <text:p>Question: Which venue?</text:p>
                <text:list>
                  <text:list-item>
                    <text:p>Usenix Security: Deadline 5 February, unlikely to be accepted, but possible</text:p>
                  </text:list-item>
                  <text:list-item>
                    <text:p>NDSS: <text:span text:style-name="T7">&lt;cynical&gt;</text:span>(Used to be) sponsored by NSA, they might like this<text:span text:style-name="T7">&lt;/cynical&gt;</text:span> (but they can’t influence the TPC)</text:p>
                    <text:list>
                      <text:list-item>
                        <text:p>NDSS 2018 deadline: 22 January, so would have to go for 2019</text:p>
                      </text:list-item>
                    </text:list>
                  </text:list-item>
                  <text:list-item>
                    <text:p>CCS/S&amp;P: academic conferences, so unlikely to be accepted</text:p>
                    <text:list>
                      <text:list-item>
                        <text:p>CCS 2018 deadline: 19 May</text:p>
                      </text:list-item>
                      <text:list-item>
                        <text:p>S&amp;P 2019(!) deadline: roll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-_20_Inhalt_20_1-spaltig" presentation:presentation-page-layout-name="AL2T1">
        <office:forms form:automatic-focus="false" form:apply-design-mode="false"/>
        <draw:frame presentation:style-name="pr4" draw:layer="layout" svg:width="27.499cm" svg:height="3.839cm" svg:x="1.279cm" svg:y="2.452cm" presentation:class="title">
          <draw:text-box>
            <text:p>Way Forward (contd.)</text:p>
          </draw:text-box>
        </draw:frame>
        <draw:frame presentation:style-name="pr5" draw:layer="layout" svg:width="33.479cm" svg:height="17.105cm" svg:x="1.279cm" svg:y="7.642cm" presentation:class="outline">
          <draw:text-box>
            <text:list text:style-name="L2">
              <text:list-item>
                <text:list>
                  <text:list-item>
                    <text:p>CCR</text:p>
                    <text:list>
                      <text:list-item>
                        <text:p>Technical paper acceptance rate <text:span text:style-name="T2">very</text:span><text:span text:style-name="T3"> low (&lt; 15%)</text:span></text:p>
                      </text:list-item>
                      <text:list-item>
                        <text:p><text:span text:style-name="T3">Editorial Note possible, but </text:span><text:span text:style-name="T2">not</text:span><text:span text:style-name="T3"> peer-reviewed</text:span></text:p>
                      </text:list-item>
                      <text:list-item>
                        <text:p><text:span text:style-name="T3">Deadline: rolling</text:span></text:p>
                      </text:list-item>
                    </text:list>
                  </text:list-item>
                  <text:list-item>
                    <text:p><text:span text:style-name="T3">MAMI blog post</text:span></text:p>
                    <text:list>
                      <text:list-item>
                        <text:p><text:span text:style-name="T3">Acceptance rate 100% :-)</text:span></text:p>
                      </text:list-item>
                      <text:list-item>
                        <text:p><text:span text:style-name="T3">No peer review, doesn’t reflect the work that went into the docu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roblem with publication is that it is a negative result, which will get rejections purely because of that (“we looked at this, and you know what, it’s not actually a problem!”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Menlo-Regular" svg:font-family="Menlo-Regular"/>
    <style:font-face style:name="Helvetica Neue1" svg:font-family="'Helvetica Neue'" style:font-pitch="variable"/>
    <style:font-face style:name="Bauhaus 93" svg:font-family="'Bauhaus 93'" style:font-family-generic="decorative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Default_20_-_20_Titelfolie_20_A-background" style:display-name="1_Default - Titelfolie A-background" style:family="presentation">
      <style:graphic-properties draw:stroke="none" draw:fill="solid" draw:fill-color="#ffffff"/>
      <style:text-properties style:letter-kerning="true"/>
    </style:style>
    <style:style style:name="_31__5f_Default_20_-_20_Titelfolie_20_A-backgroundobjects" style:display-name="1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efault_20_-_20_Titelfolie_20_A-notes" style:display-name="1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1" style:display-name="1_Default - Titelfolie A-outline1" style:family="presentation">
      <style:graphic-properties draw:stroke="none" draw:fill="none" draw:auto-grow-height="false" draw:fit-to-size="shrink-to-fit">
        <text:list-style style:name="_31__5f_Default_20_-_20_Titelfolie_20_A-outline1" style:display-name="1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outline2" style:display-name="1_Default - Titelfolie A-outline2" style:family="presentation" style:parent-style-name="_31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1__5f_Default_20_-_20_Titelfolie_20_A-outline3" style:display-name="1_Default - Titelfolie A-outline3" style:family="presentation" style:parent-style-name="_31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1__5f_Default_20_-_20_Titelfolie_20_A-outline4" style:display-name="1_Default - Titelfolie A-outline4" style:family="presentation" style:parent-style-name="_31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1__5f_Default_20_-_20_Titelfolie_20_A-outline5" style:display-name="1_Default - Titelfolie A-outline5" style:family="presentation" style:parent-style-name="_31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6" style:display-name="1_Default - Titelfolie A-outline6" style:family="presentation" style:parent-style-name="_31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7" style:display-name="1_Default - Titelfolie A-outline7" style:family="presentation" style:parent-style-name="_31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8" style:display-name="1_Default - Titelfolie A-outline8" style:family="presentation" style:parent-style-name="_31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outline9" style:display-name="1_Default - Titelfolie A-outline9" style:family="presentation" style:parent-style-name="_31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1__5f_Default_20_-_20_Titelfolie_20_A-subtitle" style:display-name="1_Default - Titelfolie A-subtitle" style:family="presentation">
      <style:graphic-properties draw:stroke="none" draw:fill="none" draw:textarea-vertical-align="middle">
        <text:list-style style:name="_31__5f_Default_20_-_20_Titelfolie_20_A-subtitle" style:display-name="1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efault_20_-_20_Titelfolie_20_A-title" style:display-name="1_Default - Titelfolie A-title" style:family="presentation">
      <style:graphic-properties draw:stroke="none" draw:fill="none" draw:textarea-vertical-align="middle">
        <text:list-style style:name="_31__5f_Default_20_-_20_Titelfolie_20_A-title" style:display-name="1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background" style:display-name="2_Default - Titelfolie A-background" style:family="presentation">
      <style:graphic-properties draw:stroke="none" draw:fill="solid" draw:fill-color="#ffffff"/>
      <style:text-properties style:letter-kerning="true"/>
    </style:style>
    <style:style style:name="_32__5f_Default_20_-_20_Titelfolie_20_A-backgroundobjects" style:display-name="2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efault_20_-_20_Titelfolie_20_A-notes" style:display-name="2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1" style:display-name="2_Default - Titelfolie A-outline1" style:family="presentation">
      <style:graphic-properties draw:stroke="none" draw:fill="none" draw:auto-grow-height="false" draw:fit-to-size="shrink-to-fit">
        <text:list-style style:name="_32__5f_Default_20_-_20_Titelfolie_20_A-outline1" style:display-name="2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outline2" style:display-name="2_Default - Titelfolie A-outline2" style:family="presentation" style:parent-style-name="_32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2__5f_Default_20_-_20_Titelfolie_20_A-outline3" style:display-name="2_Default - Titelfolie A-outline3" style:family="presentation" style:parent-style-name="_32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2__5f_Default_20_-_20_Titelfolie_20_A-outline4" style:display-name="2_Default - Titelfolie A-outline4" style:family="presentation" style:parent-style-name="_32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2__5f_Default_20_-_20_Titelfolie_20_A-outline5" style:display-name="2_Default - Titelfolie A-outline5" style:family="presentation" style:parent-style-name="_32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6" style:display-name="2_Default - Titelfolie A-outline6" style:family="presentation" style:parent-style-name="_32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7" style:display-name="2_Default - Titelfolie A-outline7" style:family="presentation" style:parent-style-name="_32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8" style:display-name="2_Default - Titelfolie A-outline8" style:family="presentation" style:parent-style-name="_32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outline9" style:display-name="2_Default - Titelfolie A-outline9" style:family="presentation" style:parent-style-name="_32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2__5f_Default_20_-_20_Titelfolie_20_A-subtitle" style:display-name="2_Default - Titelfolie A-subtitle" style:family="presentation">
      <style:graphic-properties draw:stroke="none" draw:fill="none" draw:textarea-vertical-align="middle">
        <text:list-style style:name="_32__5f_Default_20_-_20_Titelfolie_20_A-subtitle" style:display-name="2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efault_20_-_20_Titelfolie_20_A-title" style:display-name="2_Default - Titelfolie A-title" style:family="presentation">
      <style:graphic-properties draw:stroke="none" draw:fill="none" draw:textarea-vertical-align="middle">
        <text:list-style style:name="_32__5f_Default_20_-_20_Titelfolie_20_A-title" style:display-name="2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background" style:display-name="3_Default - Titelfolie A-background" style:family="presentation">
      <style:graphic-properties draw:stroke="none" draw:fill="solid" draw:fill-color="#ffffff"/>
      <style:text-properties style:letter-kerning="true"/>
    </style:style>
    <style:style style:name="_33__5f_Default_20_-_20_Titelfolie_20_A-backgroundobjects" style:display-name="3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Default_20_-_20_Titelfolie_20_A-notes" style:display-name="3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1" style:display-name="3_Default - Titelfolie A-outline1" style:family="presentation">
      <style:graphic-properties draw:stroke="none" draw:fill="none" draw:auto-grow-height="false" draw:fit-to-size="shrink-to-fit">
        <text:list-style style:name="_33__5f_Default_20_-_20_Titelfolie_20_A-outline1" style:display-name="3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outline2" style:display-name="3_Default - Titelfolie A-outline2" style:family="presentation" style:parent-style-name="_33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3__5f_Default_20_-_20_Titelfolie_20_A-outline3" style:display-name="3_Default - Titelfolie A-outline3" style:family="presentation" style:parent-style-name="_33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3__5f_Default_20_-_20_Titelfolie_20_A-outline4" style:display-name="3_Default - Titelfolie A-outline4" style:family="presentation" style:parent-style-name="_33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3__5f_Default_20_-_20_Titelfolie_20_A-outline5" style:display-name="3_Default - Titelfolie A-outline5" style:family="presentation" style:parent-style-name="_33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6" style:display-name="3_Default - Titelfolie A-outline6" style:family="presentation" style:parent-style-name="_33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7" style:display-name="3_Default - Titelfolie A-outline7" style:family="presentation" style:parent-style-name="_33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8" style:display-name="3_Default - Titelfolie A-outline8" style:family="presentation" style:parent-style-name="_33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outline9" style:display-name="3_Default - Titelfolie A-outline9" style:family="presentation" style:parent-style-name="_33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3__5f_Default_20_-_20_Titelfolie_20_A-subtitle" style:display-name="3_Default - Titelfolie A-subtitle" style:family="presentation">
      <style:graphic-properties draw:stroke="none" draw:fill="none" draw:textarea-vertical-align="middle">
        <text:list-style style:name="_33__5f_Default_20_-_20_Titelfolie_20_A-subtitle" style:display-name="3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Default_20_-_20_Titelfolie_20_A-title" style:display-name="3_Default - Titelfolie A-title" style:family="presentation">
      <style:graphic-properties draw:stroke="none" draw:fill="none" draw:textarea-vertical-align="middle">
        <text:list-style style:name="_33__5f_Default_20_-_20_Titelfolie_20_A-title" style:display-name="3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background" style:display-name="5_Default - Titelfolie A-background" style:family="presentation">
      <style:graphic-properties draw:stroke="none" draw:fill="solid" draw:fill-color="#ffffff"/>
      <style:text-properties style:letter-kerning="true"/>
    </style:style>
    <style:style style:name="_35__5f_Default_20_-_20_Titelfolie_20_A-backgroundobjects" style:display-name="5_Default - Titelfolie 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Default_20_-_20_Titelfolie_20_A-notes" style:display-name="5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1" style:display-name="5_Default - Titelfolie A-outline1" style:family="presentation">
      <style:graphic-properties draw:stroke="none" draw:fill="none" draw:auto-grow-height="false" draw:fit-to-size="shrink-to-fit">
        <text:list-style style:name="_35__5f_Default_20_-_20_Titelfolie_20_A-outline1" style:display-name="5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outline2" style:display-name="5_Default - Titelfolie A-outline2" style:family="presentation" style:parent-style-name="_35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5__5f_Default_20_-_20_Titelfolie_20_A-outline3" style:display-name="5_Default - Titelfolie A-outline3" style:family="presentation" style:parent-style-name="_35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5__5f_Default_20_-_20_Titelfolie_20_A-outline4" style:display-name="5_Default - Titelfolie A-outline4" style:family="presentation" style:parent-style-name="_35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5__5f_Default_20_-_20_Titelfolie_20_A-outline5" style:display-name="5_Default - Titelfolie A-outline5" style:family="presentation" style:parent-style-name="_35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6" style:display-name="5_Default - Titelfolie A-outline6" style:family="presentation" style:parent-style-name="_35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7" style:display-name="5_Default - Titelfolie A-outline7" style:family="presentation" style:parent-style-name="_35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8" style:display-name="5_Default - Titelfolie A-outline8" style:family="presentation" style:parent-style-name="_35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outline9" style:display-name="5_Default - Titelfolie A-outline9" style:family="presentation" style:parent-style-name="_35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5__5f_Default_20_-_20_Titelfolie_20_A-subtitle" style:display-name="5_Default - Titelfolie A-subtitle" style:family="presentation">
      <style:graphic-properties draw:stroke="none" draw:fill="none" draw:textarea-vertical-align="middle">
        <text:list-style style:name="_35__5f_Default_20_-_20_Titelfolie_20_A-subtitle" style:display-name="5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Default_20_-_20_Titelfolie_20_A-title" style:display-name="5_Default - Titelfolie A-title" style:family="presentation">
      <style:graphic-properties draw:stroke="none" draw:fill="none" draw:textarea-vertical-align="middle">
        <text:list-style style:name="_35__5f_Default_20_-_20_Titelfolie_20_A-title" style:display-name="5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background" style:display-name="4_Default - Titelfolie A-background" style:family="presentation">
      <style:graphic-properties draw:stroke="none" draw:fill="solid" draw:fill-color="#ffffff"/>
      <style:text-properties style:letter-kerning="true"/>
    </style:style>
    <style:style style:name="_34__5f_Default_20_-_20_Titelfolie_20_A-backgroundobjects" style:display-name="4_Default - Titelfolie A-backgroundobjects" style:family="presentation">
      <style:graphic-properties svg:stroke-width="0.152cm" svg:stroke-color="#000000" draw:marker-start-width="0.432cm" draw:marker-end-width="0.432cm" draw:textarea-horizontal-align="justify" draw:shadow="hidden" draw:shadow-offset-x="0.2cm" draw:shadow-offset-y="0.2cm" draw:shadow-color="#808080"/>
      <style:text-properties style:letter-kerning="true"/>
    </style:style>
    <style:style style:name="_34__5f_Default_20_-_20_Titelfolie_20_A-notes" style:display-name="4_Default - Titelfolie 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1" style:display-name="4_Default - Titelfolie A-outline1" style:family="presentation">
      <style:graphic-properties draw:stroke="none" draw:fill="none" draw:auto-grow-height="false" draw:fit-to-size="shrink-to-fit">
        <text:list-style style:name="_34__5f_Default_20_-_20_Titelfolie_20_A-outline1" style:display-name="4_Default - Titelfolie 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outline2" style:display-name="4_Default - Titelfolie A-outline2" style:family="presentation" style:parent-style-name="_34__5f_Default_20_-_20_Titelfolie_20_A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_34__5f_Default_20_-_20_Titelfolie_20_A-outline3" style:display-name="4_Default - Titelfolie A-outline3" style:family="presentation" style:parent-style-name="_34__5f_Default_20_-_20_Titelfolie_20_A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_34__5f_Default_20_-_20_Titelfolie_20_A-outline4" style:display-name="4_Default - Titelfolie A-outline4" style:family="presentation" style:parent-style-name="_34__5f_Default_20_-_20_Titelfolie_20_A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_34__5f_Default_20_-_20_Titelfolie_20_A-outline5" style:display-name="4_Default - Titelfolie A-outline5" style:family="presentation" style:parent-style-name="_34__5f_Default_20_-_20_Titelfolie_20_A-outline4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6" style:display-name="4_Default - Titelfolie A-outline6" style:family="presentation" style:parent-style-name="_34__5f_Default_20_-_20_Titelfolie_20_A-outline5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7" style:display-name="4_Default - Titelfolie A-outline7" style:family="presentation" style:parent-style-name="_34__5f_Default_20_-_20_Titelfolie_20_A-outline6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8" style:display-name="4_Default - Titelfolie A-outline8" style:family="presentation" style:parent-style-name="_34__5f_Default_20_-_20_Titelfolie_20_A-outline7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outline9" style:display-name="4_Default - Titelfolie A-outline9" style:family="presentation" style:parent-style-name="_34__5f_Default_20_-_20_Titelfolie_20_A-outline8">
      <style:paragraph-properties fo:margin-top="0.1cm" fo:margin-bottom="0cm"/>
      <style:text-properties fo:font-size="20pt" style:font-size-asian="20pt" style:font-size-complex="20pt"/>
    </style:style>
    <style:style style:name="_34__5f_Default_20_-_20_Titelfolie_20_A-subtitle" style:display-name="4_Default - Titelfolie A-subtitle" style:family="presentation">
      <style:graphic-properties draw:stroke="none" draw:fill="none" draw:textarea-vertical-align="middle">
        <text:list-style style:name="_34__5f_Default_20_-_20_Titelfolie_20_A-subtitle" style:display-name="4_Default - Titelfolie 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Default_20_-_20_Titelfolie_20_A-title" style:display-name="4_Default - Titelfolie A-title" style:family="presentation">
      <style:graphic-properties draw:stroke="none" draw:fill="none" draw:textarea-vertical-align="middle">
        <text:list-style style:name="_34__5f_Default_20_-_20_Titelfolie_20_A-title" style:display-name="4_Default - Titelfolie 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background" style:display-name="Default - Inhalt 1-spaltig-background" style:family="presentation">
      <style:graphic-properties draw:stroke="none" draw:fill="solid" draw:fill-color="#ffffff"/>
      <style:text-properties style:letter-kerning="true"/>
    </style:style>
    <style:style style:name="Default_20_-_20_Inhalt_20_1-spaltig-backgroundobjects" style:display-name="Default - Inhalt 1-spalti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-_20_Inhalt_20_1-spaltig-notes" style:display-name="Default - Inhalt 1-spalti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1" style:display-name="Default - Inhalt 1-spaltig-outline1" style:family="presentation">
      <style:graphic-properties draw:stroke="none" draw:fill="none" draw:auto-grow-height="false" draw:fit-to-size="shrink-to-fit">
        <text:list-style style:name="Default_20_-_20_Inhalt_20_1-spaltig-outline1" style:display-name="Default - Inhalt 1-spalti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outline2" style:display-name="Default - Inhalt 1-spaltig-outline2" style:family="presentation" style:parent-style-name="Default_20_-_20_Inhalt_20_1-spaltig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Default_20_-_20_Inhalt_20_1-spaltig-outline3" style:display-name="Default - Inhalt 1-spaltig-outline3" style:family="presentation" style:parent-style-name="Default_20_-_20_Inhalt_20_1-spaltig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Default_20_-_20_Inhalt_20_1-spaltig-outline4" style:display-name="Default - Inhalt 1-spaltig-outline4" style:family="presentation" style:parent-style-name="Default_20_-_20_Inhalt_20_1-spaltig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Default_20_-_20_Inhalt_20_1-spaltig-outline5" style:display-name="Default - Inhalt 1-spaltig-outline5" style:family="presentation" style:parent-style-name="Default_20_-_20_Inhalt_20_1-spaltig-outline4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6" style:display-name="Default - Inhalt 1-spaltig-outline6" style:family="presentation" style:parent-style-name="Default_20_-_20_Inhalt_20_1-spaltig-outline5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7" style:display-name="Default - Inhalt 1-spaltig-outline7" style:family="presentation" style:parent-style-name="Default_20_-_20_Inhalt_20_1-spaltig-outline6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8" style:display-name="Default - Inhalt 1-spaltig-outline8" style:family="presentation" style:parent-style-name="Default_20_-_20_Inhalt_20_1-spaltig-outline7">
      <style:paragraph-properties fo:margin-top="0.1cm" fo:margin-bottom="0cm"/>
      <style:text-properties fo:font-size="20pt" style:font-size-asian="20pt" style:font-size-complex="20pt"/>
    </style:style>
    <style:style style:name="Default_20_-_20_Inhalt_20_1-spaltig-outline9" style:display-name="Default - Inhalt 1-spaltig-outline9" style:family="presentation" style:parent-style-name="Default_20_-_20_Inhalt_20_1-spaltig-outline8">
      <style:paragraph-properties fo:margin-top="0.1cm" fo:margin-bottom="0cm"/>
      <style:text-properties fo:font-size="20pt" style:font-size-asian="20pt" style:font-size-complex="20pt"/>
    </style:style>
    <style:style style:name="Default_20_-_20_Inhalt_20_1-spaltig-subtitle" style:display-name="Default - Inhalt 1-spaltig-subtitle" style:family="presentation">
      <style:graphic-properties draw:stroke="none" draw:fill="none" draw:textarea-vertical-align="middle">
        <text:list-style style:name="Default_20_-_20_Inhalt_20_1-spaltig-subtitle" style:display-name="Default - Inhalt 1-spalti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-_20_Inhalt_20_1-spaltig-title" style:display-name="Default - Inhalt 1-spaltig-title" style:family="presentation">
      <style:graphic-properties draw:stroke="none" draw:fill="none" draw:textarea-vertical-align="middle">
        <text:list-style style:name="Default_20_-_20_Inhalt_20_1-spaltig-title" style:display-name="Default - Inhalt 1-spalti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Measurement_20_Layout-background" style:display-name="Measurement Layout-background" style:family="presentation">
      <style:graphic-properties draw:stroke="none" draw:fill="solid" draw:fill-color="#ffffff"/>
      <style:text-properties style:letter-kerning="true"/>
    </style:style>
    <style:style style:name="Measurement_20_Layout-backgroundobjects" style:display-name="Measurement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asurement_20_Layout-notes" style:display-name="Measurement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asurement_20_Layout-outline1" style:display-name="Measurement Layout-outline1" style:family="presentation">
      <style:graphic-properties draw:stroke="none" draw:fill="none" draw:auto-grow-height="false" draw:fit-to-size="shrink-to-fit">
        <text:list-style style:name="Measurement_20_Layout-outline1" style:display-name="Measurement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outline2" style:display-name="Measurement Layout-outline2" style:family="presentation" style:parent-style-name="Measurement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Measurement_20_Layout-outline3" style:display-name="Measurement Layout-outline3" style:family="presentation" style:parent-style-name="Measurement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Measurement_20_Layout-outline4" style:display-name="Measurement Layout-outline4" style:family="presentation" style:parent-style-name="Measurement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Measurement_20_Layout-outline5" style:display-name="Measurement Layout-outline5" style:family="presentation" style:parent-style-name="Measurement_20_Layout-outline4">
      <style:paragraph-properties fo:margin-top="0.1cm" fo:margin-bottom="0cm"/>
      <style:text-properties fo:font-size="20pt" style:font-size-asian="20pt" style:font-size-complex="20pt"/>
    </style:style>
    <style:style style:name="Measurement_20_Layout-outline6" style:display-name="Measurement Layout-outline6" style:family="presentation" style:parent-style-name="Measurement_20_Layout-outline5">
      <style:paragraph-properties fo:margin-top="0.1cm" fo:margin-bottom="0cm"/>
      <style:text-properties fo:font-size="20pt" style:font-size-asian="20pt" style:font-size-complex="20pt"/>
    </style:style>
    <style:style style:name="Measurement_20_Layout-outline7" style:display-name="Measurement Layout-outline7" style:family="presentation" style:parent-style-name="Measurement_20_Layout-outline6">
      <style:paragraph-properties fo:margin-top="0.1cm" fo:margin-bottom="0cm"/>
      <style:text-properties fo:font-size="20pt" style:font-size-asian="20pt" style:font-size-complex="20pt"/>
    </style:style>
    <style:style style:name="Measurement_20_Layout-outline8" style:display-name="Measurement Layout-outline8" style:family="presentation" style:parent-style-name="Measurement_20_Layout-outline7">
      <style:paragraph-properties fo:margin-top="0.1cm" fo:margin-bottom="0cm"/>
      <style:text-properties fo:font-size="20pt" style:font-size-asian="20pt" style:font-size-complex="20pt"/>
    </style:style>
    <style:style style:name="Measurement_20_Layout-outline9" style:display-name="Measurement Layout-outline9" style:family="presentation" style:parent-style-name="Measurement_20_Layout-outline8">
      <style:paragraph-properties fo:margin-top="0.1cm" fo:margin-bottom="0cm"/>
      <style:text-properties fo:font-size="20pt" style:font-size-asian="20pt" style:font-size-complex="20pt"/>
    </style:style>
    <style:style style:name="Measurement_20_Layout-subtitle" style:display-name="Measurement Layout-subtitle" style:family="presentation">
      <style:graphic-properties draw:stroke="none" draw:fill="none" draw:textarea-vertical-align="middle">
        <text:list-style style:name="Measurement_20_Layout-subtitle" style:display-name="Measurement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asurement_20_Layout-title" style:display-name="Measurement Layout-title" style:family="presentation">
      <style:graphic-properties draw:stroke="none" draw:fill="none" draw:textarea-vertical-align="middle">
        <text:list-style style:name="Measurement_20_Layout-title" style:display-name="Measurement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Architecture_20_Layout-background" style:display-name="Architecture Layout-background" style:family="presentation">
      <style:graphic-properties draw:stroke="none" draw:fill="solid" draw:fill-color="#ffffff"/>
      <style:text-properties style:letter-kerning="true"/>
    </style:style>
    <style:style style:name="Architecture_20_Layout-backgroundobjects" style:display-name="Architecture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rchitecture_20_Layout-notes" style:display-name="Architecture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rchitecture_20_Layout-outline1" style:display-name="Architecture Layout-outline1" style:family="presentation">
      <style:graphic-properties draw:stroke="none" draw:fill="none" draw:auto-grow-height="false" draw:fit-to-size="shrink-to-fit">
        <text:list-style style:name="Architecture_20_Layout-outline1" style:display-name="Architecture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outline2" style:display-name="Architecture Layout-outline2" style:family="presentation" style:parent-style-name="Architecture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Architecture_20_Layout-outline3" style:display-name="Architecture Layout-outline3" style:family="presentation" style:parent-style-name="Architecture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Architecture_20_Layout-outline4" style:display-name="Architecture Layout-outline4" style:family="presentation" style:parent-style-name="Architecture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Architecture_20_Layout-outline5" style:display-name="Architecture Layout-outline5" style:family="presentation" style:parent-style-name="Architecture_20_Layout-outline4">
      <style:paragraph-properties fo:margin-top="0.1cm" fo:margin-bottom="0cm"/>
      <style:text-properties fo:font-size="20pt" style:font-size-asian="20pt" style:font-size-complex="20pt"/>
    </style:style>
    <style:style style:name="Architecture_20_Layout-outline6" style:display-name="Architecture Layout-outline6" style:family="presentation" style:parent-style-name="Architecture_20_Layout-outline5">
      <style:paragraph-properties fo:margin-top="0.1cm" fo:margin-bottom="0cm"/>
      <style:text-properties fo:font-size="20pt" style:font-size-asian="20pt" style:font-size-complex="20pt"/>
    </style:style>
    <style:style style:name="Architecture_20_Layout-outline7" style:display-name="Architecture Layout-outline7" style:family="presentation" style:parent-style-name="Architecture_20_Layout-outline6">
      <style:paragraph-properties fo:margin-top="0.1cm" fo:margin-bottom="0cm"/>
      <style:text-properties fo:font-size="20pt" style:font-size-asian="20pt" style:font-size-complex="20pt"/>
    </style:style>
    <style:style style:name="Architecture_20_Layout-outline8" style:display-name="Architecture Layout-outline8" style:family="presentation" style:parent-style-name="Architecture_20_Layout-outline7">
      <style:paragraph-properties fo:margin-top="0.1cm" fo:margin-bottom="0cm"/>
      <style:text-properties fo:font-size="20pt" style:font-size-asian="20pt" style:font-size-complex="20pt"/>
    </style:style>
    <style:style style:name="Architecture_20_Layout-outline9" style:display-name="Architecture Layout-outline9" style:family="presentation" style:parent-style-name="Architecture_20_Layout-outline8">
      <style:paragraph-properties fo:margin-top="0.1cm" fo:margin-bottom="0cm"/>
      <style:text-properties fo:font-size="20pt" style:font-size-asian="20pt" style:font-size-complex="20pt"/>
    </style:style>
    <style:style style:name="Architecture_20_Layout-subtitle" style:display-name="Architecture Layout-subtitle" style:family="presentation">
      <style:graphic-properties draw:stroke="none" draw:fill="none" draw:textarea-vertical-align="middle">
        <text:list-style style:name="Architecture_20_Layout-subtitle" style:display-name="Architecture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rchitecture_20_Layout-title" style:display-name="Architecture Layout-title" style:family="presentation">
      <style:graphic-properties draw:stroke="none" draw:fill="none" draw:textarea-vertical-align="middle">
        <text:list-style style:name="Architecture_20_Layout-title" style:display-name="Architecture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style style:name="Experimentation_20_Layout-background" style:display-name="Experimentation Layout-background" style:family="presentation">
      <style:graphic-properties draw:stroke="none" draw:fill="solid" draw:fill-color="#ffffff"/>
      <style:text-properties style:letter-kerning="true"/>
    </style:style>
    <style:style style:name="Experimentation_20_Layout-backgroundobjects" style:display-name="Experimentation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xperimentation_20_Layout-notes" style:display-name="Experimentation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1" style:display-name="Experimentation Layout-outline1" style:family="presentation">
      <style:graphic-properties draw:stroke="none" draw:fill="none" draw:auto-grow-height="false" draw:fit-to-size="shrink-to-fit">
        <text:list-style style:name="Experimentation_20_Layout-outline1" style:display-name="Experimentation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32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32pt" style:font-style-asian="normal" style:font-weight-asian="normal" style:font-name-complex="Helvetica Neue" style:font-family-complex="'Helvetica Neue'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outline2" style:display-name="Experimentation Layout-outline2" style:family="presentation" style:parent-style-name="Experimentation_20_Layout-outline1">
      <style:paragraph-properties fo:margin-top="0.4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4pt" fo:letter-spacing="normal" fo:font-style="normal" style:text-underline-style="none" fo:font-weight="normal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/>
    </style:style>
    <style:style style:name="Experimentation_20_Layout-outline3" style:display-name="Experimentation Layout-outline3" style:family="presentation" style:parent-style-name="Experimentation_20_Layout-outline2">
      <style:paragraph-properties fo:margin-top="0.3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20pt" fo:letter-spacing="normal" fo:font-style="normal" style:text-underline-style="none" fo:font-weight="normal" style:font-name-asian="Helvetica Neue" style:font-family-asian="'Helvetica Neue'" style:font-size-asian="20pt" style:font-style-asian="normal" style:font-weight-asian="normal" style:font-name-complex="Helvetica Neue" style:font-family-complex="'Helvetica Neue'" style:font-size-complex="20pt" style:font-style-complex="normal" style:font-weight-complex="normal"/>
    </style:style>
    <style:style style:name="Experimentation_20_Layout-outline4" style:display-name="Experimentation Layout-outline4" style:family="presentation" style:parent-style-name="Experimentation_20_Layout-outline3">
      <style:paragraph-properties fo:margin-top="0.2cm" fo:margin-bottom="0cm" fo:line-height="120%"/>
      <style:text-properties fo:font-variant="normal" fo:text-transform="none" style:text-line-through-style="none" style:text-line-through-type="none" style:text-position="0% 100%" style:font-name="Helvetica Neue" fo:font-family="'Helvetica Neue'" fo:font-size="18pt" fo:letter-spacing="normal" fo:font-style="normal" style:text-underline-style="none" fo:font-weight="normal" style:font-name-asian="Helvetica Neue" style:font-family-asian="'Helvetica Neue'" style:font-size-asian="18pt" style:font-style-asian="normal" style:font-weight-asian="normal" style:font-name-complex="Helvetica Neue" style:font-family-complex="'Helvetica Neue'" style:font-size-complex="18pt" style:font-style-complex="normal" style:font-weight-complex="normal"/>
    </style:style>
    <style:style style:name="Experimentation_20_Layout-outline5" style:display-name="Experimentation Layout-outline5" style:family="presentation" style:parent-style-name="Experimentation_20_Layout-outline4">
      <style:paragraph-properties fo:margin-top="0.1cm" fo:margin-bottom="0cm"/>
      <style:text-properties fo:font-size="20pt" style:font-size-asian="20pt" style:font-size-complex="20pt"/>
    </style:style>
    <style:style style:name="Experimentation_20_Layout-outline6" style:display-name="Experimentation Layout-outline6" style:family="presentation" style:parent-style-name="Experimentation_20_Layout-outline5">
      <style:paragraph-properties fo:margin-top="0.1cm" fo:margin-bottom="0cm"/>
      <style:text-properties fo:font-size="20pt" style:font-size-asian="20pt" style:font-size-complex="20pt"/>
    </style:style>
    <style:style style:name="Experimentation_20_Layout-outline7" style:display-name="Experimentation Layout-outline7" style:family="presentation" style:parent-style-name="Experimentation_20_Layout-outline6">
      <style:paragraph-properties fo:margin-top="0.1cm" fo:margin-bottom="0cm"/>
      <style:text-properties fo:font-size="20pt" style:font-size-asian="20pt" style:font-size-complex="20pt"/>
    </style:style>
    <style:style style:name="Experimentation_20_Layout-outline8" style:display-name="Experimentation Layout-outline8" style:family="presentation" style:parent-style-name="Experimentation_20_Layout-outline7">
      <style:paragraph-properties fo:margin-top="0.1cm" fo:margin-bottom="0cm"/>
      <style:text-properties fo:font-size="20pt" style:font-size-asian="20pt" style:font-size-complex="20pt"/>
    </style:style>
    <style:style style:name="Experimentation_20_Layout-outline9" style:display-name="Experimentation Layout-outline9" style:family="presentation" style:parent-style-name="Experimentation_20_Layout-outline8">
      <style:paragraph-properties fo:margin-top="0.1cm" fo:margin-bottom="0cm"/>
      <style:text-properties fo:font-size="20pt" style:font-size-asian="20pt" style:font-size-complex="20pt"/>
    </style:style>
    <style:style style:name="Experimentation_20_Layout-subtitle" style:display-name="Experimentation Layout-subtitle" style:family="presentation">
      <style:graphic-properties draw:stroke="none" draw:fill="none" draw:textarea-vertical-align="middle">
        <text:list-style style:name="Experimentation_20_Layout-subtitle" style:display-name="Experimentation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perimentation_20_Layout-title" style:display-name="Experimentation Layout-title" style:family="presentation">
      <style:graphic-properties draw:stroke="none" draw:fill="none" draw:textarea-vertical-align="middle">
        <text:list-style style:name="Experimentation_20_Layout-title" style:display-name="Experimentation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Helvetica Neue" fo:font-family="'Helvetica Neue'" fo:font-size="24pt" fo:letter-spacing="normal" fo:font-style="normal" fo:text-shadow="none" style:text-underline-style="none" fo:font-weight="normal" style:letter-kerning="true" fo:background-color="transparent" style:font-name-asian="Helvetica Neue" style:font-family-asian="'Helvetica Neue'" style:font-size-asian="24pt" style:font-style-asian="normal" style:font-weight-asian="normal" style:font-name-complex="Helvetica Neue" style:font-family-complex="'Helvetica Neue'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71cm" draw:stroke-linejoin="round" draw:fill="solid" draw:fill-color="#ff8080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6" style:family="graphic" style:parent-style-name="standard">
      <style:graphic-properties draw:stroke="none" svg:stroke-width="0.071cm" draw:stroke-linejoin="round" draw:fill="solid" draw:fill-color="#80b3ff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7" style:family="graphic" style:parent-style-name="standard">
      <style:graphic-properties draw:stroke="none" svg:stroke-width="0.071cm" draw:stroke-linejoin="round" draw:fill="solid" draw:fill-color="#87deaa" draw:textarea-vertical-align="middle" draw:auto-grow-height="false" draw:fit-to-size="false" fo:min-height="0cm" fo:min-width="0cm" fo:padding-top="0cm" fo:padding-bottom="0cm" fo:padding-left="0.5cm" fo:padding-right="0.5cm" fo:wrap-option="wrap"/>
    </style:style>
    <style:style style:name="Mgr8" style:family="graphic" style:parent-style-name="standard">
      <style:graphic-properties draw:stroke="none" svg:stroke-width="0.035cm" draw:stroke-linejoin="miter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Mgr9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2" style:family="graphic" style:parent-style-name="standard">
      <style:graphic-properties draw:stroke="none" svg:stroke-width="0.071cm" draw:stroke-linejoin="miter" draw:fill="solid" draw:fill-color="#00000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3" style:family="graphic" style:parent-style-name="standard">
      <style:graphic-properties draw:stroke="none" svg:stroke-width="0.071cm" draw:stroke-linejoin="miter" draw:fill="solid" draw:fill-color="#ff8080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4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Mgr15" style:family="graphic" style:parent-style-name="standard">
      <style:graphic-properties draw:stroke="none" svg:stroke-width="0.071cm" draw:stroke-linejoin="miter" draw:fill="solid" draw:fill-color="#87deaa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gr16" style:family="graphic" style:parent-style-name="standard">
      <style:graphic-properties draw:stroke="none" svg:stroke-width="0.071cm" draw:stroke-linejoin="miter" draw:fill="solid" draw:fill-color="#80b3ff" draw:textarea-vertical-align="middle" draw:auto-grow-height="true" draw:fit-to-size="false" fo:min-height="0cm" fo:min-width="0cm" fo:padding-top="0.106cm" fo:padding-bottom="0.106cm" fo:padding-left="0.106cm" fo:padding-right="0.106cm" fo:wrap-option="wrap"/>
    </style:style>
    <style:style style:name="Mpr1" style:family="presentation" style:parent-style-name="_31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2" style:family="presentation" style:parent-style-name="_31__5f_Default_20_-_20_Titelfolie_20_A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2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5" style:family="presentation" style:parent-style-name="_32__5f_Default_20_-_20_Titelfolie_20_A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2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3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8" style:family="presentation" style:parent-style-name="_33__5f_Default_20_-_20_Titelfolie_20_A-backgroundobjects">
      <style:graphic-properties draw:stroke="none" draw:fill="none" draw:fill-color="#ffffff" draw:auto-grow-height="false" fo:min-height="1.485cm"/>
    </style:style>
    <style:style style:name="Mpr9" style:family="presentation" style:parent-style-name="_33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_35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1" style:family="presentation" style:parent-style-name="_35__5f_Default_20_-_20_Titelfolie_20_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5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4__5f_Default_20_-_20_Titelfolie_20_A-title">
      <style:graphic-properties draw:stroke="none" svg:stroke-width="0.035cm" draw:stroke-linejoin="round" draw:fill="none" draw:textarea-vertical-align="bottom" draw:auto-grow-height="false" draw:fit-to-size="false" fo:min-height="4.524cm" fo:padding-top="0.353cm" fo:padding-bottom="0.353cm" fo:padding-left="0.353cm" fo:padding-right="0.353cm" fo:wrap-option="wrap"/>
    </style:style>
    <style:style style:name="Mpr14" style:family="presentation" style:parent-style-name="_34__5f_Default_20_-_20_Titelfolie_20_A-backgroundobjects">
      <style:graphic-properties draw:fill="none" draw:textarea-vertical-align="middle"/>
    </style:style>
    <style:style style:name="Mpr15" style:family="presentation" style:parent-style-name="_34__5f_Default_20_-_20_Titelfolie_20_A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4__5f_Default_20_-_20_Titelfolie_20_A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_20_-_20_Inhalt_20_1-spaltig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18" style:family="presentation" style:parent-style-name="Default_20_-_20_Inhalt_20_1-spaltig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19" style:family="presentation" style:parent-style-name="Default_20_-_20_Inhalt_20_1-spaltig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0" style:family="presentation" style:parent-style-name="Default_20_-_20_Inhalt_20_1-spaltig-backgroundobjects">
      <style:graphic-properties draw:stroke="none" draw:fill="none" draw:fill-color="#ffffff" draw:auto-grow-height="false" fo:min-height="1.485cm"/>
    </style:style>
    <style:style style:name="Mpr21" style:family="presentation" style:parent-style-name="Default_20_-_20_Inhalt_20_1-spaltig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Measurement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3" style:family="presentation" style:parent-style-name="Measurement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4" style:family="presentation" style:parent-style-name="Measurement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25" style:family="presentation" style:parent-style-name="Measurement_20_Layout-backgroundobjects">
      <style:graphic-properties draw:stroke="none" draw:fill="none" draw:fill-color="#ffffff" draw:auto-grow-height="false" fo:min-height="1.485cm"/>
    </style:style>
    <style:style style:name="Mpr26" style:family="presentation" style:parent-style-name="Measurement_20_Layout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Architecture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28" style:family="presentation" style:parent-style-name="Architecture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29" style:family="presentation" style:parent-style-name="Architecture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0" style:family="presentation" style:parent-style-name="Architecture_20_Layou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Architecture_20_Layout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Experimentation_20_Layout-title">
      <style:graphic-properties draw:stroke="none" svg:stroke-width="0.035cm" draw:stroke-linejoin="round" draw:fill="none" draw:textarea-vertical-align="top" draw:auto-grow-height="false" draw:fit-to-size="false" fo:min-height="4.524cm" fo:padding-top="0.353cm" fo:padding-bottom="0.353cm" fo:padding-left="0.353cm" fo:padding-right="0.353cm" fo:wrap-option="wrap"/>
    </style:style>
    <style:style style:name="Mpr33" style:family="presentation" style:parent-style-name="Experimentation_20_Layout-outline1">
      <style:graphic-properties draw:stroke="none" svg:stroke-width="0cm" draw:fill="none" draw:textarea-vertical-align="top" draw:auto-grow-height="false" draw:fit-to-size="false" fo:min-height="15.713cm" fo:padding-top="0.127cm" fo:padding-bottom="0.127cm" fo:padding-left="0.254cm" fo:padding-right="0.254cm" fo:wrap-option="wrap"/>
    </style:style>
    <style:style style:name="Mpr34" style:family="presentation" style:parent-style-name="Experimentation_20_Layout-backgroundobjects">
      <style:graphic-properties draw:stroke="none" svg:stroke-width="0cm" draw:fill="none" draw:fill-color="#ffffff" draw:textarea-vertical-align="middle" draw:auto-grow-height="false" draw:fit-to-size="false" fo:min-height="15.713cm" fo:padding-top="0.125cm" fo:padding-bottom="0.125cm" fo:padding-left="0.25cm" fo:padding-right="0.25cm" fo:wrap-option="wrap"/>
    </style:style>
    <style:style style:name="Mpr35" style:family="presentation" style:parent-style-name="Experimentation_20_Layout-backgroundobjects">
      <style:graphic-properties draw:stroke="none" draw:fill="none" draw:fill-color="#ffffff" draw:auto-grow-height="false" fo:min-height="1.485cm"/>
    </style:style>
    <style:style style:name="Mpr36" style:family="presentation" style:parent-style-name="Experimentation_20_Layou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.247cm" fo:margin-bottom="0cm" fo:line-height="120%" fo:text-align="center" fo:text-indent="0cm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8" style:family="paragraph">
      <style:paragraph-properties fo:margin-top="0cm" fo:margin-bottom="0cm" fo:line-height="100%" fo:text-align="start"/>
    </style:style>
    <style:style style:name="MP9" style:family="paragraph">
      <loext:graphic-properties draw:fill="solid" draw:fill-color="#ff8080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80b3ff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87deaa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20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21" style:family="paragraph">
      <style:paragraph-properties fo:text-align="start"/>
    </style:style>
    <style:style style:name="MP22" style:family="paragraph">
      <style:paragraph-properties fo:margin-left="0cm" fo:margin-right="0cm" fo:text-align="start" fo:text-indent="0cm"/>
    </style:style>
    <style:style style:name="MP23" style:family="paragraph">
      <style:paragraph-properties fo:margin-left="0cm" fo:margin-right="0cm" fo:margin-top="0.247cm" fo:margin-bottom="0cm" fo:line-height="100%" fo:text-align="start" fo:text-indent="0cm"/>
    </style:style>
    <style:style style:name="MP2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5" style:family="paragraph">
      <style:paragraph-properties fo:margin-top="0cm" fo:margin-bottom="0cm" fo:line-height="100%" fo:text-align="center"/>
      <style:text-properties fo:font-size="16pt" style:font-size-asian="14pt" style:font-size-complex="14pt"/>
    </style:style>
    <style:style style:name="MP26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86f76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Bauhaus 93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MT4" style:family="text">
      <style:text-properties fo:font-variant="normal" fo:text-transform="none" style:text-line-through-style="none" style:text-line-through-type="none" style:text-position="0% 100%" style:font-name="Helvetica Neue" fo:font-size="60pt" fo:letter-spacing="normal" fo:font-style="normal" style:text-underline-style="none" fo:font-weight="bold" style:font-name-asian="Helvetica Neue" style:font-size-asian="60pt" style:font-style-asian="normal" style:font-weight-asian="bold" style:font-name-complex="Helvetica Neue" style:font-size-complex="60pt" style:font-style-complex="normal" style:font-weight-complex="bold"/>
    </style:style>
    <style:style style:name="MT5" style:family="text">
      <style:text-properties fo:font-variant="normal" fo:text-transform="none" fo:color="#686f76" style:text-line-through-style="none" style:text-line-through-type="none" style:text-position="0% 100%" style:font-name="Helvetica Neue" fo:font-size="18pt" fo:letter-spacing="normal" fo:font-style="italic" style:text-underline-style="none" fo:font-weight="normal" style:font-name-asian="Helvetica Neue" style:font-size-asian="18pt" style:font-style-asian="italic" style:font-weight-asian="normal" style:font-name-complex="Helvetica Neue" style:font-size-complex="18pt" style:font-style-complex="italic" style:font-weight-complex="normal"/>
    </style:style>
    <style:style style:name="MT6" style:family="text">
      <style:text-properties fo:font-variant="normal" fo:text-transform="none" fo:color="#686f76" style:text-line-through-style="none" style:text-line-through-type="none" style:text-position="0% 100%" style:font-name="Helvetica Neue" fo:font-size="14pt" fo:letter-spacing="normal" fo:font-style="italic" style:text-underline-style="none" fo:font-weight="normal" style:font-name-asian="Helvetica Neue" style:font-size-asian="14pt" style:font-style-asian="italic" style:font-weight-asian="normal" style:font-name-complex="Helvetica Neue" style:font-size-complex="14pt" style:font-style-complex="italic" style:font-weight-complex="normal"/>
    </style:style>
    <style:style style:name="MT7" style:family="text">
      <style:text-properties fo:font-variant="normal" fo:text-transform="none" style:text-line-through-style="none" style:text-line-through-type="none" style:text-position="0% 100%" style:font-name="Helvetica Neue" fo:font-size="54pt" fo:letter-spacing="normal" fo:font-style="normal" style:text-underline-style="none" fo:font-weight="bold" style:font-name-asian="Helvetica Neue" style:font-size-asian="54pt" style:font-style-asian="normal" style:font-weight-asian="bold" style:font-name-complex="Helvetica Neue" style:font-size-complex="54pt" style:font-style-complex="normal" style:font-weight-complex="bold"/>
    </style:style>
    <style:style style:name="MT8" style:family="text">
      <style:text-properties fo:font-variant="normal" fo:text-transform="none" style:text-line-through-style="none" style:text-line-through-type="none" style:text-position="0% 100%" style:font-name="Helvetica Neue" fo:font-size="38pt" fo:letter-spacing="normal" fo:font-style="normal" style:text-underline-style="none" fo:font-weight="bold" style:font-name-asian="Helvetica Neue" style:font-size-asian="38pt" style:font-style-asian="normal" style:font-weight-asian="bold" style:font-name-complex="Helvetica Neue" style:font-size-complex="38pt" style:font-style-complex="normal" style:font-weight-complex="bold"/>
    </style:style>
    <style:style style:name="MT9" style:family="text">
      <style:text-properties fo:font-variant="normal" fo:text-transform="none" style:text-line-through-style="none" style:text-line-through-type="none" style:text-position="0% 100%" style:font-name="Helvetica Neue" fo:font-size="32pt" fo:letter-spacing="normal" fo:font-style="normal" style:text-underline-style="none" fo:font-weight="normal" style:font-name-asian="Helvetica Neue" style:font-size-asian="32pt" style:font-style-asian="normal" style:font-weight-asian="normal" style:font-name-complex="Helvetica Neue" style:font-size-complex="32pt" style:font-style-complex="normal" style:font-weight-complex="normal"/>
    </style:style>
    <style:style style:name="MT10" style:family="text">
      <style:text-properties fo:font-variant="normal" fo:text-transform="none" style:text-line-through-style="none" style:text-line-through-type="none" style:text-position="0% 100%" style:font-name="Helvetica Neue" fo:font-size="28pt" fo:letter-spacing="normal" fo:font-style="normal" style:text-underline-style="none" fo:font-weight="normal" style:font-name-asian="Helvetica Neue" style:font-size-asian="28pt" style:font-style-asian="normal" style:font-weight-asian="normal" style:font-name-complex="Helvetica Neue" style:font-size-complex="28pt" style:font-style-complex="normal" style:font-weight-complex="normal"/>
    </style:style>
    <style:style style:name="MT11" style:family="text">
      <style:text-properties fo:font-variant="normal" fo:text-transform="none" style:text-line-through-style="none" style:text-line-through-type="none" style:text-position="0% 100%" style:font-name="Helvetica Neue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2" style:family="text">
      <style:text-properties fo:font-variant="normal" fo:text-transform="none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MT13" style:family="text">
      <style:text-properties fo:font-variant="normal" fo:text-transform="none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14" style:family="text">
      <style:text-properties fo:font-variant="normal" fo:text-transform="none" fo:color="#34373b" style:text-line-through-style="none" style:text-line-through-type="none" style:text-position="0% 100%" style:font-name="Helvetica Neue" fo:font-size="16pt" fo:letter-spacing="normal" fo:font-style="normal" style:text-underline-style="none" fo:font-weight="normal" style:font-name-asian="Helvetica Neue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MT15" style:family="text">
      <style:text-properties fo:font-variant="normal" fo:text-transform="none" fo:color="#ff8080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6" style:family="text">
      <style:text-properties fo:font-variant="normal" fo:text-transform="none" fo:color="#87deaa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style:style style:name="MT17" style:family="text">
      <style:text-properties fo:font-variant="normal" fo:text-transform="none" fo:color="#80b3ff" style:text-line-through-style="none" style:text-line-through-type="none" style:text-position="0% 100%" style:font-name="Bauhaus 93" fo:font-size="24pt" fo:letter-spacing="normal" fo:font-style="normal" style:text-underline-style="none" fo:font-weight="normal" style:font-name-asian="Helvetica Neue" style:font-size-asian="24pt" style:font-style-asian="normal" style:font-weight-asian="normal" style:font-name-complex="Helvetica Neue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1__5f_Default_20_-_20_Titelfolie_20_A" style:display-name="1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4.55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98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98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98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248cm" svg:height="2.171cm" svg:x="32.195cm" svg:y="23.922cm">
        <draw:image xlink:href="Pictures/10000000000000E90000009C916C6085309F318B.jpg" xlink:type="simple" xlink:show="embed" xlink:actuate="onLoad">
          <text:p/>
        </draw:image>
      </draw:frame>
      <draw:custom-shape draw:name="Textfeld 4" draw:style-name="Mgr8" draw:text-style-name="MP15" draw:layer="backgroundobjects" svg:width="32.485cm" svg:height="2.829cm" svg:x="0.402cm" svg:y="23.433cm">
        <text:p text:style-name="MP14"><text:span text:style-name="MT5">This project has received funding from the European Union’s Horizon 2020 research and innovation programme </text:span></text:p>
        <text:p text:style-name="MP14"><text:span text:style-name="MT5">under grant agreement No 688421.The opinions expressed and arguments employed reflect only the authors' </text:span></text:p>
        <text:p text:style-name="MP14"><text:span text:style-name="MT5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1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1__5f_Default_20_-_20_Titelfolie_20_A-title" draw:layer="backgroundobjects" svg:width="14.848cm" svg:height="11.136cm" svg:x="3.075cm" svg:y="2.257cm" presentation:class="page"/>
        <draw:frame presentation:style-name="_31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efault_20_-_20_Titelfolie_20_A" style:display-name="2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6.947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3.374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3.374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3.374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4" draw:text-style-name="MP13" draw:layer="backgroundobjects" svg:width="33.479cm" svg:height="6.265cm" svg:x="1.28cm" svg:y="4.946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presentation:style-name="_32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2__5f_Default_20_-_20_Titelfolie_20_A-title" draw:layer="backgroundobjects" svg:width="14.848cm" svg:height="11.136cm" svg:x="3.075cm" svg:y="2.257cm" presentation:class="page"/>
        <draw:frame presentation:style-name="_32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3__5f_Default_20_-_20_Titelfolie_20_A" style:display-name="3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8.068cm" svg:height="7.626cm" svg:x="0.978cm" svg:y="17.947cm">
        <draw:image xlink:href="Pictures/1000000000000606000001A3822B6351B1546649.png" xlink:type="simple" xlink:show="embed" xlink:actuate="onLoad">
          <text:p/>
        </draw:image>
      </draw:frame>
      <draw:frame draw:name="Titel 1" presentation:style-name="Mpr7" draw:text-style-name="MP13" draw:layer="backgroundobjects" svg:width="33.479cm" svg:height="6.265cm" svg:x="1.28cm" svg:y="4.9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26" draw:style-name="Mgr3" draw:text-style-name="MP5" draw:layer="backgroundobjects" svg:width="2.691cm" svg:height="1.798cm" svg:x="32.748cm" svg:y="0.403cm">
        <draw:image xlink:href="Pictures/10000000000000E90000009C916C6085309F318B.jpg" xlink:type="simple" xlink:show="embed" xlink:actuate="onLoad">
          <text:p/>
        </draw:image>
      </draw:frame>
      <draw:custom-shape draw:name="Textfeld 27" draw:style-name="Mgr9" draw:text-style-name="MP15" draw:layer="backgroundobjects" svg:width="21.347cm" svg:height="1.808cm" svg:x="11.261cm" svg:y="0.386cm">
        <text:p text:style-name="MP14"><text:span text:style-name="MT5">This project has received funding from the European Union’s Horizon 2020 research and innovation programme under grant agreement No 688421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3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3__5f_Default_20_-_20_Titelfolie_20_A-title" draw:layer="backgroundobjects" svg:width="14.848cm" svg:height="11.136cm" svg:x="3.075cm" svg:y="2.257cm" presentation:class="page"/>
        <draw:frame presentation:style-name="_33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_5f_Default_20_-_20_Titelfolie_20_A" style:display-name="5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3" draw:text-style-name="MP5" draw:layer="backgroundobjects" svg:width="20.484cm" svg:height="5.565cm" svg:x="0.978cm" svg:y="13.92cm">
        <draw:image xlink:href="Pictures/1000000000000606000001A3822B6351B1546649.png" xlink:type="simple" xlink:show="embed" xlink:actuate="onLoad">
          <text:p/>
        </draw:image>
      </draw:frame>
      <draw:g draw:name="Gruppieren 1">
        <draw:custom-shape draw:name="Shape 16" draw:style-name="Mgr5" draw:text-style-name="MP9" draw:layer="layout" svg:width="11.499cm" svg:height="1.799cm" svg:x="0.402cm" svg:y="20.347cm">
          <text:p text:style-name="MP8"><text:span text:style-name="MT3">measur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6" draw:text-style-name="MP10" draw:layer="layout" svg:width="11.499cm" svg:height="1.799cm" svg:x="24.013cm" svg:y="20.347cm">
          <text:p text:style-name="MP8"><text:span text:style-name="MT3">experi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" draw:style-name="Mgr7" draw:text-style-name="MP11" draw:layer="layout" svg:width="11.499cm" svg:height="1.799cm" svg:x="12.265cm" svg:y="20.348cm">
          <text:p text:style-name="MP8"><text:span text:style-name="MT3">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el 1" presentation:style-name="Mpr10" draw:text-style-name="MP13" draw:layer="backgroundobjects" svg:width="33.479cm" svg:height="6.265cm" svg:x="1.28cm" svg:y="1.945cm" presentation:class="title" presentation:user-transformed="true">
        <draw:text-box>
          <text:p text:style-name="MP12"><text:span text:style-name="MT4">Titelmasterformat durch Klicken bearbeiten</text:span></text:p>
        </draw:text-box>
      </draw:frame>
      <draw:frame draw:name="Grafik 3" draw:style-name="Mgr3" draw:text-style-name="MP5" draw:layer="backgroundobjects" svg:width="3.641cm" svg:height="2.433cm" svg:x="31.785cm" svg:y="22.65cm">
        <draw:image xlink:href="Pictures/10000000000000E90000009C916C6085309F318B.jpg" xlink:type="simple" xlink:show="embed" xlink:actuate="onLoad">
          <text:p/>
        </draw:image>
      </draw:frame>
      <draw:frame draw:name="Picture 6" draw:style-name="Mgr3" draw:text-style-name="MP5" draw:layer="backgroundobjects" svg:width="2.642cm" svg:height="2.931cm" svg:x="0.978cm" svg:y="22.65cm">
        <draw:image xlink:href="Pictures/200000250000530A00005C11CEEA1D234D51D714.wmf" xlink:type="simple" xlink:show="embed" xlink:actuate="onLoad">
          <text:p/>
        </draw:image>
      </draw:frame>
      <draw:custom-shape draw:name="Textfeld 4" draw:style-name="Mgr8" draw:text-style-name="MP15" draw:layer="backgroundobjects" svg:width="35.024cm" svg:height="2.829cm" svg:x="0.402cm" svg:y="22.167cm">
        <text:p text:style-name="MP16"><text:span text:style-name="MT6">This project has received funding from the European Union’s Horizon 2020 research and innovation programme </text:span></text:p>
        <text:p text:style-name="MP16"><text:span text:style-name="MT6">under grant agreement No 688421.The opinions expressed and arguments employed reflect only the authors' </text:span></text:p>
        <text:p text:style-name="MP16"><text:span text:style-name="MT6">view. The European Commission is not responsible for any use that may be made of that information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0" draw:text-style-name="MP15" draw:layer="backgroundobjects" svg:width="35.024cm" svg:height="1.435cm" svg:x="0.402cm" svg:y="25.095cm">
        <text:p text:style-name="MP16"><text:span text:style-name="MT6">Supported by the Swiss State Secretariat for Education, Research and Innovation under contract number 15.0268. </text:span></text:p>
        <text:p text:style-name="MP16"><text:span text:style-name="MT6">The opinions expressed and arguments employed herein do not necessarily reflect the official views of the Swiss Government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_5f_Default_20_-_20_Titelfolie_20_A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_35__5f_Default_20_-_20_Titelfolie_20_A-title" draw:layer="backgroundobjects" svg:width="14.848cm" svg:height="11.136cm" svg:x="3.075cm" svg:y="2.257cm" presentation:class="page"/>
        <draw:frame presentation:style-name="_35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Default_20_-_20_Titelfolie_20_A" style:display-name="4_Default - Titelfolie A" style:page-layout-name="PM1" draw:style-name="Mdp1">
      <draw:frame draw:name="Grafik 24" draw:style-name="Mgr3" draw:text-style-name="MP5" draw:layer="backgroundobjects" drawooo:display="printer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drawooo:display="printer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3" draw:text-style-name="MP17" draw:layer="backgroundobjects" svg:width="21.308cm" svg:height="6.265cm" svg:x="13.451cm" svg:y="6.68cm" presentation:class="title" presentation:user-transformed="true">
        <draw:text-box>
          <text:p text:style-name="MP8"><text:span text:style-name="MT7">Titelmasterformat bearbeiten</text:span></text:p>
        </draw:text-box>
      </draw:frame>
      <draw:frame draw:name="Grafik 13" draw:style-name="Mgr3" draw:text-style-name="MP5" draw:layer="backgroundobjects" svg:width="12.8cm" svg:height="4.839cm" svg:x="2.06cm" svg:y="20.347cm">
        <draw:image xlink:href="Pictures/10000201000000F60000005D7D90CC69BE99B8EE.png" xlink:type="simple" xlink:show="embed" xlink:actuate="onLoad">
          <text:p/>
        </draw:image>
      </draw:frame>
      <draw:custom-shape draw:name="Textfeld 14" draw:style-name="Mgr11" draw:text-style-name="MP15" draw:layer="backgroundobjects" svg:width="15.055cm" svg:height="2.824cm" svg:x="14.982cm" svg:y="22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Default_20_-_20_Titelfolie_20_A-outline1" draw:layer="backgroundobjects" svg:width="32.51cm" svg:height="15.712cm" svg:x="1.806cm" svg:y="6.339cm" presentation:class="outline" presentation:placeholder="true">
        <draw:text-box/>
      </draw:frame>
      <draw:line presentation:style-name="Mpr14" draw:text-style-name="MP18" draw:layer="backgroundobjects" svg:x1="13.716cm" svg:y1="12.945cm" svg:x2="34.316cm" svg:y2="12.945cm">
        <text:p/>
      </draw:line>
      <presentation:notes style:page-layout-name="PM0">
        <draw:page-thumbnail presentation:style-name="_34__5f_Default_20_-_20_Titelfolie_20_A-title" draw:layer="backgroundobjects" svg:width="14.848cm" svg:height="11.136cm" svg:x="3.075cm" svg:y="2.257cm" presentation:class="page"/>
        <draw:frame presentation:style-name="_34__5f_Default_20_-_20_Titelfolie_20_A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-_20_Inhalt_20_1-spaltig" style:display-name="Default - Inhalt 1-spaltig" style:page-layout-name="PM1" draw:style-name="Mdp1">
      <office:forms form:automatic-focus="false" form:apply-design-mode="false"/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custom-shape draw:name="Rectangle 4" draw:style-name="Mgr12" draw:text-style-name="MP2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4" draw:style-name="Mgr3" draw:text-style-name="MP5" draw:layer="backgroundobjects" svg:width="5.19cm" svg:height="3.391cm" svg:x="29.77cm" svg:y="2.354cm">
        <draw:image xlink:href="Pictures/10000000000000DE00000091666F05AC17C995D4.png" xlink:type="simple" xlink:show="embed" xlink:actuate="onLoad">
          <text:p/>
        </draw:image>
      </draw:frame>
      <draw:frame draw:name="Textplatzhalter 9" presentation:style-name="Mpr1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8" presentation:style-name="Mpr1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draw:frame draw:name="Foliennummernplatzhalter 20" presentation:style-name="Mpr1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_20_-_20_Inhalt_20_1-spaltig-title" draw:layer="backgroundobjects" svg:width="14.848cm" svg:height="11.136cm" svg:x="3.075cm" svg:y="2.257cm" presentation:class="page"/>
        <draw:frame presentation:style-name="Default_20_-_20_Inhalt_20_1-spaltig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asurement_20_Layout" style:display-name="Measurement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3" draw:text-style-name="MP9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2" draw:style-name="Mgr14" draw:text-style-name="MP15" draw:layer="backgroundobjects" svg:width="5.285cm" svg:height="1.3cm" svg:x="24.088cm" svg:y="1.04cm">
        <text:p text:style-name="MP27"><text:span text:style-name="MT15">measuremen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3" draw:style-name="Mgr3" draw:text-style-name="MP5" draw:layer="backgroundobjects" svg:width="5.295cm" svg:height="5.295cm" svg:x="29.768cm" svg:y="1.25cm">
        <draw:image xlink:href="Pictures/10000201000000E6000000E6BD1783D8DAC614D1.png" xlink:type="simple" xlink:show="embed" xlink:actuate="onLoad">
          <text:p/>
        </draw:image>
      </draw:frame>
      <draw:frame draw:name="Foliennummernplatzhalter 20" presentation:style-name="Mpr2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Measurement_20_Layout-title" draw:layer="backgroundobjects" svg:width="14.848cm" svg:height="11.136cm" svg:x="3.075cm" svg:y="2.257cm" presentation:class="page"/>
        <draw:frame presentation:style-name="Measurement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rchitecture_20_Layout" style:display-name="Architecture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7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28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5" draw:text-style-name="MP11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4.937cm" svg:height="1.3cm" svg:x="24.531cm" svg:y="1.04cm">
        <text:p text:style-name="MP27"><text:span text:style-name="MT16">architectu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3" draw:text-style-name="MP5" draw:layer="backgroundobjects" svg:width="5.293cm" svg:height="5.293cm" svg:x="29.77cm" svg:y="1.252cm">
        <draw:image xlink:href="Pictures/10000201000000E6000000E6422189502DB86622.png" xlink:type="simple" xlink:show="embed" xlink:actuate="onLoad">
          <text:p/>
        </draw:image>
      </draw:frame>
      <draw:frame draw:name="Foliennummernplatzhalter 20" presentation:style-name="Mpr29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29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Architecture_20_Layout-title" draw:layer="backgroundobjects" svg:width="14.848cm" svg:height="11.136cm" svg:x="3.075cm" svg:y="2.257cm" presentation:class="page"/>
        <draw:frame presentation:style-name="Architecture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xperimentation_20_Layout" style:display-name="Experimentation Layout" style:page-layout-name="PM1" draw:style-name="Mdp1">
      <draw:frame draw:name="Grafik 24" draw:style-name="Mgr3" draw:text-style-name="MP5" draw:layer="backgroundobjects" svg:width="3.514cm" svg:height="1.328cm" svg:x="1.46cm" svg:y="24.948cm">
        <draw:image xlink:href="Pictures/10000201000000F60000005D7D90CC69BE99B8EE.png" xlink:type="simple" xlink:show="embed" xlink:actuate="onLoad">
          <text:p/>
        </draw:image>
      </draw:frame>
      <draw:custom-shape draw:name="Textplatzhalter 24" draw:style-name="Mgr4" draw:text-style-name="MP7" draw:layer="backgroundobjects" svg:width="22.401cm" svg:height="0.999cm" svg:x="9.661cm" svg:y="25.348cm">
        <text:p text:style-name="MP6"><text:span text:style-name="MT2">&lt;Name&gt;: &lt;Title&gt;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2" draw:text-style-name="MP19" draw:layer="backgroundobjects" svg:width="27.499cm" svg:height="3.839cm" svg:x="1.279cm" svg:y="2.452cm" presentation:class="title" presentation:user-transformed="true">
        <draw:text-box>
          <text:p text:style-name="MP8"><text:span text:style-name="MT8">Titelmasterformat durch Klicken bearbeiten</text:span></text:p>
        </draw:text-box>
      </draw:frame>
      <draw:frame draw:name="Textplatzhalter 9" presentation:style-name="Mpr33" draw:text-style-name="MP24" draw:layer="backgroundobjects" svg:width="33.479cm" svg:height="17.105cm" svg:x="1.279cm" svg:y="7.642cm" presentation:class="outline" presentation:user-transformed="true">
        <draw:text-box>
          <text:list text:style-name="ML3">
            <text:list-item>
              <text:p text:style-name="MP21"><text:span text:style-name="MT9">Click to edit the outline text format</text:span></text:p>
              <text:list>
                <text:list-item>
                  <text:p text:style-name="MP21"><text:span text:style-name="MT9">Second Outline Level</text:span></text:p>
                  <text:list>
                    <text:list-item>
                      <text:p text:style-name="MP21"><text:span text:style-name="MT9">Third Outline Level</text:span></text:p>
                      <text:list>
                        <text:list-item>
                          <text:p text:style-name="MP21"><text:span text:style-name="MT9">Fourth Outline Level</text:span></text:p>
                          <text:list>
                            <text:list-item>
                              <text:p text:style-name="MP21"><text:span text:style-name="MT9">Fifth Outline Level</text:span></text:p>
                              <text:list>
                                <text:list-item>
                                  <text:p text:style-name="MP21"><text:span text:style-name="MT9">Sixth Outline Level</text:span></text:p>
                                  <text:list>
                                    <text:list-item>
                                      <text:p text:style-name="MP22"><text:span text:style-name="MT9">Seventh Outline LevelTextmasterformat bearbeiten</text:span></text:p>
                                      <text:list>
                                        <text:list-item>
                                          <text:p text:style-name="MP22"><text:span text:style-name="MT10">Zweite Ebene</text:span></text:p>
                                          <text:list>
                                            <text:list-item>
                                              <text:p text:style-name="MP22"><text:span text:style-name="MT11">Dritte Ebene</text:span></text:p>
                                              <text:list>
                                                <text:list-item>
                                                  <text:p text:style-name="MP23"><text:span text:style-name="MT12">Vierte Ebene</text:span></text:p>
                                                </text:list-item>
                                                <text:list-item>
                                                  <text:p text:style-name="MP23"><text:span text:style-name="MT13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4" draw:style-name="Mgr16" draw:text-style-name="MP10" draw:layer="backgroundobjects" svg:width="28.228cm" svg:height="0.126cm" svg:x="1.26cm" svg:y="2.3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4" draw:style-name="Mgr14" draw:text-style-name="MP15" draw:layer="backgroundobjects" svg:width="6.508cm" svg:height="1.3cm" svg:x="22.955cm" svg:y="1.04cm">
        <text:p text:style-name="MP27"><text:span text:style-name="MT17">experiment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5.293cm" svg:height="5.293cm" svg:x="29.77cm" svg:y="1.25cm">
        <draw:image xlink:href="Pictures/10000201000000E6000000E688E7251D5BF8E16E.png" xlink:type="simple" xlink:show="embed" xlink:actuate="onLoad">
          <text:p/>
        </draw:image>
      </draw:frame>
      <draw:frame draw:name="Foliennummernplatzhalter 20" presentation:style-name="Mpr34" draw:text-style-name="MP26" draw:layer="backgroundobjects" svg:width="1.999cm" svg:height="0.999cm" svg:x="32.706cm" svg:y="25.348cm" presentation:class="page-number" presentation:user-transformed="true">
        <draw:text-box>
          <text:p text:style-name="MP25"><text:span text:style-name="MT14"><text:page-number>&lt;number&gt;</text:page-number></text:span></text:p>
        </draw:text-box>
      </draw:frame>
      <draw:frame draw:name="Datumsplatzhalter 8" presentation:style-name="Mpr34" draw:text-style-name="MP26" draw:layer="backgroundobjects" svg:width="3.499cm" svg:height="0.999cm" svg:x="5.583cm" svg:y="25.348cm" presentation:class="date-time" presentation:user-transformed="true">
        <draw:text-box>
          <text:p text:style-name="MP25"><text:span text:style-name="MT14">29.01.2016</text:span></text:p>
        </draw:text-box>
      </draw:frame>
      <presentation:notes style:page-layout-name="PM0">
        <draw:page-thumbnail presentation:style-name="Experimentation_20_Layout-title" draw:layer="backgroundobjects" svg:width="14.848cm" svg:height="11.136cm" svg:x="3.075cm" svg:y="2.257cm" presentation:class="page"/>
        <draw:frame presentation:style-name="Experimentation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42</meta:editing-cycles>
    <meta:editing-duration>P1DT2H53M12S</meta:editing-duration>
    <meta:generator>LibreOffice/5.4.1.2$MacOSX_X86_64 LibreOffice_project/ea7cb86e6eeb2bf3a5af73a8f7777ac570321527</meta:generator>
    <meta:creation-date>2017-06-26T11:17:29.720826810</meta:creation-date>
    <dc:date>2018-01-24T16:25:05.948892000</dc:date>
    <meta:document-statistic meta:object-count="17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</office:meta>
</office:document-meta>
</file>